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9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LINO DURAN, LAINIE YOLAND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2106422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HUANUC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303736007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LINO DURAN, LAINIE YOLAND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2106422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3037360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1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1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1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9/07/2021</text:p>
          </table:table-cell>
          <table:table-cell table:style-name="Tabla2.A3" office:value-type="string">
            <text:p text:style-name="P16">416106</text:p>
          </table:table-cell>
          <table:table-cell table:style-name="Tabla2.D3" office:value-type="string">
            <text:p text:style-name="P17">21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5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9T23:25:33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